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office:forms form:automatic-focus="false" form:apply-design-mode="false"/>
      <text:tracked-changes>
        <text:changed-region xml:id="ct94758049042448" text:id="ct94758049042448">
          <text:insertion>
            <office:change-info>
              <dc:creator>Unknown Author</dc:creator>
              <dc:date>2022-02-28T05:05:11</dc:date>
            </office:change-info>
          </text:insertion>
        </text:changed-region>
        <text:changed-region xml:id="ct94758016085520" text:id="ct94758016085520">
          <text:insertion>
            <office:change-info>
              <dc:creator>Unknown Author</dc:creator>
              <dc:date>2022-02-28T05:07:09</dc:date>
            </office:change-info>
          </text:insertion>
        </text:changed-region>
        <text:changed-region xml:id="ct94758049292592" text:id="ct94758049292592">
          <text:insertion>
            <office:change-info>
              <dc:creator>Unknown Author</dc:creator>
              <dc:date>2022-02-28T05:08:09</dc:date>
            </office:change-info>
          </text:insertion>
        </text:changed-region>
        <text:changed-region xml:id="ct94758057601808" text:id="ct94758057601808">
          <text:insertion>
            <office:change-info>
              <dc:creator>Unknown Author</dc:creator>
              <dc:date>2022-02-28T05:09:18</dc:date>
            </office:change-info>
          </text:insertion>
        </text:changed-region>
        <text:changed-region xml:id="ct94758057172688" text:id="ct94758057172688">
          <text:insertion>
            <office:change-info>
              <dc:creator>Unknown Author</dc:creator>
              <dc:date>2022-02-28T05:10:0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change-start text:change-id="ct94758049042448"/>Variables and data types:</text:p>
      <text:p text:style-name="Standard"># The first letter of class must be capital.</text:p>
      <text:p text:style-name="Standard"># Variable in programming language is a place to store data.</text:p>
      <text:p text:style-name="Standard"># <text:s/></text:p>
      <text:p text:style-name="Standard"/>
      <text:p text:style-name="Standard">Deceleration and assignment of variables:</text:p>
      <text:p text:style-name="Standard"># <text:s text:c="2"/>Int x =344;</text:p>
      <text:p text:style-name="Standard"># <text:s text:c="2"/>String name=”Narendra”;</text:p>
      <text:p text:style-name="Standard"/>
      <text:p text:style-name="Standard">System.out.println(“syntax to print something”);</text:p>
      <text:p text:style-name="Standard"/>
      <text:p text:style-name="Standard">Data Types:</text:p>
      <text:p text:style-name="Standard">1)<text:tab/>Int a=34;</text:p>
      <text:p text:style-name="Standard">2)<text:tab/>Short a=32767; (for number upto -32767 to 32767)</text:p>
      <text:p text:style-name="Standard">3)<text:tab/>Byte a=127 ; <text:s text:c="5"/>(for number upto -128 to 127)</text:p>
      <text:p text:style-name="Standard">4)<text:tab/>Double a=45.667;</text:p>
      <text:p text:style-name="Standard">5)<text:tab/>Boolean a=true;</text:p>
      <text:p text:style-name="Standard">6)<text:tab/>Char a=’d’;</text:p>
      <text:p text:style-name="Standard">7)<text:tab/>Float a=59.90;</text:p>
      <text:p text:style-name="Standard">8)<text:tab/>String s=”narendra”;</text:p>
      <text:p text:style-name="Standard"/>
      <text:p text:style-name="Standard">Array:</text:p>
      <text:p text:style-name="Standard">Int [] values = new int[50]; <text:s text:c="23"/>(Decelaration of array)</text:p>
      <text:p text:style-name="Standard">Values[0] = 550; <text:s text:c="21"/>(assigning values to array)</text:p>
      <text:p text:style-name="Standard">Values[1] = 580; <text:s text:c="21"/></text:p>
      <text:p text:style-name="Standard">Values[99] = 50; <text:s text:c="19"/></text:p>
      <text:p text:style-name="Standard"/>
      <text:p text:style-name="Standard">System.out.println(values[1]); <text:s text:c="13"/>( output: 580 , access and printing array elements )<text:change-end text:change-id="ct94758049042448"/><text:change-start text:change-id="ct94758016085520"/></text:p>
      <text:p text:style-name="Standard"/>
      <text:p text:style-name="Standard"/>
      <text:p text:style-name="Standard">CONTROL FLOW :</text:p>
      <text:p text:style-name="Standard">class Main</text:p>
      <text:p text:style-name="Standard">{</text:p>
      <text:p text:style-name="Standard">public static void main(String args[])</text:p>
      <text:p text:style-name="Standard">{</text:p>
      <text:p text:style-name="Standard">int hungerrating=7;</text:p>
      <text:p text:style-name="Standard">if (hungerrating&lt;6)</text:p>
      <text:p text:style-name="Standard">{</text:p>
      <text:p text:style-name="Standard">System.out.println("NOT HUNGRY");</text:p>
      <text:p text:style-name="Standard">}</text:p>
      <text:p text:style-name="Standard">else</text:p>
      <text:p text:style-name="Standard">{</text:p>
      <text:p text:style-name="Standard">System.out.println("very HUNGRY");</text:p>
      <text:p text:style-name="Standard"/>
      <text:p text:style-name="Standard">}</text:p>
      <text:p text:style-name="Standard">}</text:p>
      <text:p text:style-name="Standard">}</text:p>
      <text:p text:style-name="Standard"/>
      <text:p text:style-name="Standard">IF, ELSE-IF AND ELSE:</text:p>
      <text:p text:style-name="Standard">If (condition){</text:p>
      <text:p text:style-name="Standard">}</text:p>
      <text:p text:style-name="Standard">else if(){</text:p>
      <text:p text:style-name="Standard"><text:soft-page-break/>}</text:p>
      <text:p text:style-name="Standard">Else(){</text:p>
      <text:p text:style-name="Standard">}</text:p>
      <text:p text:style-name="Standard"/>
      <text:p text:style-name="Standard"/>
      <text:p text:style-name="Standard"/>
      <text:p text:style-name="Standard">SWITCH CASE:</text:p>
      <text:p text:style-name="Standard">Int month=6;</text:p>
      <text:p text:style-name="Standard">String monthstring;</text:p>
      <text:p text:style-name="Standard">switch(month)</text:p>
      <text:p text:style-name="Standard">{</text:p>
      <text:p text:style-name="Standard">case 1: monthstring= “January”;</text:p>
      <text:p text:style-name="Standard">break;</text:p>
      <text:p text:style-name="Standard">case 2: monthstring= “February”;</text:p>
      <text:p text:style-name="Standard">break;</text:p>
      <text:p text:style-name="Standard">case 3: monthstring= “March”;</text:p>
      <text:p text:style-name="Standard">break;</text:p>
      <text:p text:style-name="Standard">default: monthstring=”unknown <text:s/>month”;</text:p>
      <text:p text:style-name="Standard"/>
      <text:p text:style-name="Standard">}</text:p>
      <text:p text:style-name="Standard"/>
      <text:p text:style-name="Standard">METHODS IN JAVA:</text:p>
      <text:p text:style-name="Standard">Public static void method_name(){ <text:s text:c="40"/>(Decelaraton of function)</text:p>
      <text:p text:style-name="Standard">System.out.println(“ssssssssssssssssss”);</text:p>
      <text:p text:style-name="Standard">}</text:p>
      <text:p text:style-name="Standard"/>
      <text:p text:style-name="Standard">Method_name(); <text:s text:c="26"/>(calling the function(THIS SHOULD BE INSIDE MAIN FUNCTION))</text:p>
      <text:p text:style-name="Standard"/>
      <text:p text:style-name="Standard"/>
      <text:p text:style-name="Standard">( IF METHOD IS OF TYPE void THIS IT CANNOT RETURN ANYTHING.)</text:p>
      <text:p text:style-name="Standard"/>
      <text:p text:style-name="Standard"/>
      <text:p text:style-name="Standard">USING RETURN STATEMENT AND CAPTURING THE RETURNED VALUE:</text:p>
      <text:p text:style-name="Standard">return result; <text:s text:c="2"/>(THIS SHOULD BE INSIDE FUNCTION)</text:p>
      <text:p text:style-name="Standard">int capture_result= Method_name(); <text:s text:c="2"/></text:p>
      <text:p text:style-name="Standard">(CALLING FUNCTION AND CAPTURING RETURNED VALUE)</text:p>
      <text:p text:style-name="Standard"/>
      <text:p text:style-name="Standard"/>
      <text:p text:style-name="Standard">METHOD VISIBILITY AND STATIC VS INSTANCE:</text:p>
      <text:p text:style-name="Standard"># if the method is private then it can be used locally (in the same class, where it is defined) but cannot be used in other class.</text:p>
      <text:p text:style-name="Standard"># if you do not provide any access specifier (public, private, protected) to class then it can only be accessible in that package but it will not be accessible in some other package.</text:p>
      <text:p text:style-name="Standard"># if the method does not contain “static” keyword then we need to create object of that class (class that contains that method) and by using that object we can access that method in other class.</text:p>
      <text:p text:style-name="Standard">(IF THE METHOD DOES NOT CONTAIN “static” KEYWORD THEN THAT METHOD IS CALLED AS “instance method”.)</text:p>
      <text:p text:style-name="Standard"/>
      <text:p text:style-name="Standard"/>
      <text:p text:style-name="Standard"/>
      <text:p text:style-name="Standard"/>
      <text:p text:style-name="Standard"><text:soft-page-break/></text:p>
      <text:p text:style-name="Standard"/>
      <text:p text:style-name="Standard"/>
      <text:p text:style-name="Standard">CLASS AND OBJECT:</text:p>
      <text:p text:style-name="Standard">public class Human {</text:p>
      <text:p text:style-name="Standard"><text:s text:c="4"/>String name;</text:p>
      <text:p text:style-name="Standard"><text:s text:c="4"/>int age;</text:p>
      <text:p text:style-name="Standard"><text:s text:c="4"/>int heightInInches;</text:p>
      <text:p text:style-name="Standard"><text:s text:c="4"/>String eyeColour;</text:p>
      <text:p text:style-name="Standard"><text:s text:c="4"/></text:p>
      <text:p text:style-name="Standard"><text:s text:c="4"/>public void speak(){</text:p>
      <text:p text:style-name="Standard"><text:s text:c="8"/>System.out.println("Hello my name is "+ name);</text:p>
      <text:p text:style-name="Standard"><text:s text:c="8"/>System.out.println("I am "+ heightInInches + " inches tall.");</text:p>
      <text:p text:style-name="Standard"><text:s text:c="8"/>System.out.println("I am " + age + " years old.");</text:p>
      <text:p text:style-name="Standard"><text:s text:c="8"/>System.out.println("My eye colour is " + eyeColour);</text:p>
      <text:p text:style-name="Standard"><text:s text:c="4"/>}</text:p>
      <text:p text:style-name="Standard"><text:s text:c="4"/>public void eat() {</text:p>
      <text:p text:style-name="Standard"><text:s text:c="4"/>System.out.println("eating…");</text:p>
      <text:p text:style-name="Standard"><text:s text:c="4"/>}</text:p>
      <text:p text:style-name="Standard"><text:s text:c="4"/>public void walk(){</text:p>
      <text:p text:style-name="Standard"><text:s text:c="4"/>System.out.println("Walking…");</text:p>
      <text:p text:style-name="Standard"><text:s text:c="4"/>}</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public class Earth {</text:p>
      <text:p text:style-name="Standard"><text:s text:c="4"/>public static void main(String args[]){</text:p>
      <text:p text:style-name="Standard"><text:s text:c="8"/>Human tom;</text:p>
      <text:p text:style-name="Standard"><text:s text:c="8"/>tom = new Human();</text:p>
      <text:p text:style-name="Standard"><text:s text:c="8"/>tom.age=5;</text:p>
      <text:p text:style-name="Standard"><text:s text:c="8"/>tom.eyeColour="brown";</text:p>
      <text:p text:style-name="Standard"><text:s text:c="8"/>tom.heightInInches=72;</text:p>
      <text:p text:style-name="Standard"><text:s text:c="8"/>tom.name="Narendra";</text:p>
      <text:p text:style-name="Standard"><text:s text:c="8"/>tom.speak();</text:p>
      <text:p text:style-name="Standard"><text:s text:c="8"/>}</text:p>
      <text:p text:style-name="Standard">}</text:p>
      <text:p text:style-name="Standard"/>
      <text:p text:style-name="Standard"/>
      <text:p text:style-name="Standard"><text:change-end text:change-id="ct94758016085520"/><text:change-start text:change-id="ct94758049292592"/>PROGRAM FLOW:</text:p>
      <text:p text:style-name="Standard">public class ExampleForConstructor { <text:s text:c="6"/>// Human behaviour</text:p>
      <text:p text:style-name="Standard"><text:s text:c="4"/>String name;</text:p>
      <text:p text:style-name="Standard"><text:s text:c="4"/>int age;</text:p>
      <text:p text:style-name="Standard"><text:s text:c="4"/>int heightInInches;</text:p>
      <text:p text:style-name="Standard"><text:s text:c="4"/>String eyecolour;</text:p>
      <text:p text:style-name="Standard"/>
      <text:p text:style-name="Standard"><text:s text:c="4"/>public ExampleForConstructor(String name, int age, int heightInInches, String eyecolour)</text:p>
      <text:p text:style-name="Standard"><text:soft-page-break/><text:s text:c="4"/>{ <text:s/></text:p>
      <text:p text:style-name="Standard"><text:s text:c="8"/>this.name=name;</text:p>
      <text:p text:style-name="Standard"><text:s text:c="8"/>this.age=age;</text:p>
      <text:p text:style-name="Standard"><text:s text:c="8"/>this.heightInInches=heightInInches;</text:p>
      <text:p text:style-name="Standard"><text:s text:c="8"/>this.eyecolour=eyecolour;</text:p>
      <text:p text:style-name="Standard"><text:s text:c="4"/>}</text:p>
      <text:p text:style-name="Standard"/>
      <text:p text:style-name="Standard"><text:s text:c="4"/>public void speak()</text:p>
      <text:p text:style-name="Standard"><text:s text:c="4"/>{</text:p>
      <text:p text:style-name="Standard"><text:s text:c="8"/>System.out.println("Hello, My name is "+ name);</text:p>
      <text:p text:style-name="Standard"><text:s text:c="8"/>System.out.println("I am "+ age + " years old");</text:p>
      <text:p text:style-name="Standard"><text:s text:c="8"/>System.out.println("I am "+ heightInInches + " inches Tall");</text:p>
      <text:p text:style-name="Standard"><text:s text:c="8"/>System.out.println("My eye colour is "+ eyecolour +"\n");</text:p>
      <text:p text:style-name="Standard"/>
      <text:p text:style-name="Standard"><text:s text:c="4"/>}</text:p>
      <text:p text:style-name="Standard"><text:s text:c="4"/></text:p>
      <text:p text:style-name="Standard">}</text:p>
      <text:p text:style-name="Standard"/>
      <text:p text:style-name="Standard"/>
      <text:p text:style-name="Standard">public class ConstructorExampleEarth {</text:p>
      <text:p text:style-name="Standard"><text:s text:c="4"/>public static void main(String args[])</text:p>
      <text:p text:style-name="Standard"><text:s text:c="4"/>{</text:p>
      <text:p text:style-name="Standard"><text:s text:c="8"/>ExampleForConstructor human1 = new ExampleForConstructor("Narendra Sharam", 21, 72, "Brown");</text:p>
      <text:p text:style-name="Standard"><text:s text:c="8"/>ExampleForConstructor human2 = new ExampleForConstructor("Kavita Sharam", 21, 60, "Black");</text:p>
      <text:p text:style-name="Standard"><text:s text:c="8"/>human1.speak();</text:p>
      <text:p text:style-name="Standard"><text:s text:c="8"/>human2.speak();</text:p>
      <text:p text:style-name="Standard"/>
      <text:p text:style-name="Standard"><text:s text:c="4"/>}</text:p>
      <text:p text:style-name="Standard">}</text:p>
      <text:p text:style-name="Standard"/>
      <text:p text:style-name="Standard"/>
      <text:p text:style-name="Standard"/>
      <text:p text:style-name="Standard">PROGRAM STRUCTURE AND APPLICATION RUNTIME:</text:p>
      <text:p text:style-name="Standard"># packages contain java files or class files and java files contains variables and functions.</text:p>
      <text:p text:style-name="Standard"/>
      <text:p text:style-name="Standard">JAVA STACK + HEAP WITH REFERENCE VARIABLES:</text:p>
      <text:p text:style-name="Standard"># Memory areas in java:</text:p>
      <text:p text:style-name="Standard"><text:tab/>1) Heap</text:p>
      <text:p text:style-name="Standard"><text:tab/>2) Stack</text:p>
      <text:p text:style-name="Standard"># </text:p>
      <text:p text:style-name="Standard"/>
      <text:p text:style-name="Standard"/>
      <text:p text:style-name="Standard"/>
      <text:p text:style-name="Standard">Otherfun()</text:p>
      <text:p text:style-name="Standard">Dowork()</text:p>
      <text:p text:style-name="Standard">Main()</text:p>
      <text:p text:style-name="Standard"><text:s text:c="5"/>STACK</text:p>
      <text:p text:style-name="Standard"/>
      <text:p text:style-name="Standard"/>
      <text:p text:style-name="Standard"/>
      <text:p text:style-name="Standard"><text:soft-page-break/></text:p>
      <text:p text:style-name="Standard"># when we create a class object, the object gets stored at Heap memory and address of the object is with reference variable.</text:p>
      <text:p text:style-name="Standard">(REFERENCE VARIABLE STORES THE ADDRESS OF THE OBJECT)</text:p>
      <text:p text:style-name="Standard"># <text:s/>Garbage collection is a process of clearing memory used by objects, variable, etc. <text:s/>which are of no longer use now.</text:p>
      <text:p text:style-name="Standard"># Garbage collection happens in Heap memory.</text:p>
      <text:p text:style-name="Standard"/>
      <text:p text:style-name="Standard"/>
      <text:p text:style-name="Standard">CLASS INHERITANCE:</text:p>
      <text:p text:style-name="Standard"># Inheritance means taking Parent class properties to child class.</text:p>
      <text:p text:style-name="Standard">(public class Bird extends Animal {})</text:p>
      <text:p text:style-name="Standard"># extends is the keyword to inherit the properties of parent class.</text:p>
      <text:p text:style-name="Standard"/>
      <text:p text:style-name="Standard">INTERFACES:</text:p>
      <text:p text:style-name="Standard"># Interface contains abstract methods (method that does not contain body).</text:p>
      <text:p text:style-name="Standard"># In interface we just initialize the method and not declare it.</text:p>
      <text:p text:style-name="Standard"># It is mandatory to implement all the methods when we implement interface.</text:p>
      <text:p text:style-name="Standard">EX: public class Sparrow extends Birds implements flyable{} </text:p>
      <text:p text:style-name="Standard"/>
      <text:p text:style-name="Standard">ABSTRACT CLASSES:</text:p>
      <text:p text:style-name="Standard"># you can only extend an abstract class but you cannot instantiate (create object) of abstract class.</text:p>
      <text:p text:style-name="Standard"># Abstract class can contain both abstract and normal methods.</text:p>
      <text:p text:style-name="Standard"># Ex. Of abstract class: public abstract class Animal{}</text:p>
      <text:p text:style-name="Standard"># Ex. Of abstract method: public abstract void move()</text:p>
      <text:p text:style-name="Standard"># which ever class extends abstract class, that need to compulsorily implement the abstract method. (overriding)</text:p>
      <text:p text:style-name="Standard"/>
      <text:p text:style-name="Standard"/>
      <text:p text:style-name="Standard">WORKING WITH STRINGS:</text:p>
      <text:p text:style-name="Standard"># let  <text:s/>String a = “Narendra”;</text:p>
      <text:p text:style-name="Standard"><text:s text:c="16"/>a.length(); <text:s/>for calculating length of string</text:p>
      <text:p text:style-name="Standard"># let  String a=”ABCDEFG”;</text:p>
      <text:p text:style-name="Standard"><text:tab/> <text:s text:c="5"/>String substr = a.substring(2);  from 2nd index to end</text:p>
      <text:p text:style-name="Standard"><text:tab/> <text:s text:c="5"/>String substr = a.substring(2,5);  from 2nd index to 4th index</text:p>
      <text:p text:style-name="Standard"># if (a.equals(“hello”));  if a == “hello”, comparing two strings.</text:p>
      <text:p text:style-name="Standard"># if (!a.equals(“hello”));  if a != “hello”</text:p>
      <text:p text:style-name="Standard"/>
      <text:p text:style-name="Standard"/>
      <text:p text:style-name="Standard">NOTE: </text:p>
      <text:p text:style-name="Standard">WE DON’T USE “==” OR “!=” ETC, FOR STRING BECAUSE STRING IS NOT A PRIMITIVE DATA TYPE. STRING IS A CLASS.</text:p>
      <text:p text:style-name="Standard"/>
      <text:p text:style-name="Standard"># a.charAt(3);  returns character at 3rd index in string a.</text:p>
      <text:p text:style-name="Standard"># int b = a.indexOf(“end”);  returns the index of first occurance of </text:p>
      <text:p text:style-name="Standard"><text:s text:c="53"/>given string in main string.</text:p>
      <text:p text:style-name="Standard"># int b = a.indexOf(“end”,2);  searches from 2nd index</text:p>
      <text:p text:style-name="Standard"># int b = a.lastIndexOf(“end”);  searches from right to left.</text:p>
      <text:p text:style-name="Standard"/>
      <text:p text:style-name="Standard">WHILE LOOP: </text:p>
      <text:p text:style-name="Standard"># while(I &lt;= 10)</text:p>
      <text:p text:style-name="Standard"><text:s text:c="3"/>{</text:p>
      <text:p text:style-name="Standard"><text:soft-page-break/><text:tab/>System.out.println(“yoyo”)n;</text:p>
      <text:p text:style-name="Standard"><text:tab/>i=i+1; <text:s text:c="2"/>or i++</text:p>
      <text:p text:style-name="Standard"><text:s text:c="4"/>}</text:p>
      <text:p text:style-name="Standard">FOR LOOP:</text:p>
      <text:p text:style-name="Standard"># for(int i=0; I &lt;10;i++)</text:p>
      <text:p text:style-name="Standard"><text:tab/>{</text:p>
      <text:p text:style-name="Standard"><text:tab/>System.out.println(i);</text:p>
      <text:p text:style-name="Standard">}</text:p>
      <text:p text:style-name="Standard"/>
      <text:p text:style-name="Standard"/>
      <text:p text:style-name="Standard">NESTED FOR LOOPS AND DEBUGGING:</text:p>
      <text:p text:style-name="Standard"># for (int i=0; i&lt;10;i++)</text:p>
      <text:p text:style-name="Standard"><text:s text:c="4"/>{</text:p>
      <text:p text:style-name="Standard"><text:tab/>for (int j=0; j&lt;10;j++)</text:p>
      <text:p text:style-name="Standard"><text:tab/>{</text:p>
      <text:p text:style-name="Standard"><text:tab/><text:tab/>System.out.println(“I =” + i + “j=” + j);</text:p>
      <text:p text:style-name="Standard">}</text:p>
      <text:p text:style-name="Standard"><text:s text:c="4"/>}</text:p>
      <text:p text:style-name="Standard"/>
      <text:p text:style-name="Standard">COMPILING JAVA CODE USING COMMAND LINE:</text:p>
      <text:p text:style-name="Standard"># javac file_name.java  for compiling and creating Byte code/.class <text:s text:c="4"/></text:p>
      <text:p text:style-name="Standard"><text:s text:c="46"/>file.</text:p>
      <text:p text:style-name="Standard"># java file_name  for executing program.</text:p>
      <text:p text:style-name="Standard"/>
      <text:p text:style-name="Standard">CREATING AND DEPLOYING EXECUTABLE PROGRAM USING JAR:</text:p>
      <text:p text:style-name="Standard"># JAR stands for “Java Archive”.</text:p>
      <text:p text:style-name="Standard"># java -jar Mario.jar  syntax to run a jar file using command line.</text:p>
      <text:p text:style-name="Standard"># jar tvf Mario.jar  to list the table of contents in that jar file.</text:p>
      <text:p text:style-name="Standard"># jar xvf Mario.jar  to extract the data from jar file.</text:p>
      <text:p text:style-name="Standard"/>
      <text:p text:style-name="Standard"/>
      <text:p text:style-name="Standard"/>
      <text:p text:style-name="Standard"/>
      <text:p text:style-name="Standard">CREATING JAR FILE USING COMMAND LINE:</text:p>
      <text:p text:style-name="Standard"># Manifist file is very important and it contains that where is main method.</text:p>
      <text:p text:style-name="Standard">EX: Main-Class: ExampleProgram  content inside manifest file.</text:p>
      <text:p text:style-name="Standard"># jar -cvfm myprogram.jar manifest.mf *.class command to create jar </text:p>
      <text:p text:style-name="Standard"><text:s text:c="88"/>file.</text:p>
      <text:p text:style-name="Standard"/>
      <text:p text:style-name="Standard">FILE PROCESSING WITH EXCEPTION HANDLING AND KEYBOARD INPUT:</text:p>
      <text:p text:style-name="Standard"># import java.util.Scanner; <text:s text:c="33"/>this is example for taking </text:p>
      <text:p text:style-name="Standard">Scanner sc= new Scanner(System.in); <text:s text:c="14"/>input from user.</text:p>
      <text:p text:style-name="Standard">int a = sc.nextInt();</text:p>
      <text:p text:style-name="Standard"/>
      <text:p text:style-name="Standard"># import java.io.File; <text:s text:c="44"/>this is example of taking </text:p>
      <text:p text:style-name="Standard">File file = new File(“Myfile.txt”); <text:s text:c="24"/>input from file or reading</text:p>
      <text:p text:style-name="Standard">Scanner sc=new Scanner(file); <text:s text:c="27"/>input from file.</text:p>
      <text:p text:style-name="Standard">while(sc.hasNextLine()){</text:p>
      <text:p text:style-name="Standard">String line = sc.nextLine();</text:p>
      <text:p text:style-name="Standard">System.out.println(line);</text:p>
      <text:p text:style-name="Standard">}</text:p>
      <text:p text:style-name="Standard">sc.close();</text:p>
      <text:p text:style-name="Standard"><text:soft-page-break/></text:p>
      <text:p text:style-name="Standard"># try{} block  this block contains risky code it means that, the code </text:p>
      <text:p text:style-name="Standard"><text:s text:c="28"/>that can cause exception.(run-time error)</text:p>
      <text:p text:style-name="Standard"># Catch{} block  this block is used to handle exception.</text:p>
      <text:p text:style-name="Standard"/>
      <text:p text:style-name="Standard">EXAMPLE FOR TRY AND CATCH:</text:p>
      <text:p text:style-name="Standard">Try{</text:p>
      <text:p text:style-name="Standard">File file = new File(“myfile.txt”);</text:p>
      <text:p text:style-name="Standard">Scanner input = new Scanner(file);</text:p>
      <text:p text:style-name="Standard">while( input.hasNext()){</text:p>
      <text:p text:style-name="Standard">String line = input.nextLine();</text:p>
      <text:p text:style-name="Standard">System.out.println(line);</text:p>
      <text:p text:style-name="Standard">}</text:p>
      <text:p text:style-name="Standard">Input.close();</text:p>
      <text:p text:style-name="Standard">}</text:p>
      <text:p text:style-name="Standard">Catch (FileNotFoundException e)</text:p>
      <text:p text:style-name="Standard">{</text:p>
      <text:p text:style-name="Standard">System.out.println(“file not found”);</text:p>
      <text:p text:style-name="Standard">// e.printStackTrace();</text:p>
      <text:p text:style-name="Standard">}</text:p>
      <text:p text:style-name="Standard"/>
      <text:p text:style-name="Standard">BUFFERED FILE READER WITH TRY, CATCH AND FINALLY:</text:p>
      <text:p text:style-name="Standard">import java.io.*;</text:p>
      <text:p text:style-name="Standard"/>
      <text:p text:style-name="Standard">public class ApplicationForBuffered{</text:p>
      <text:p text:style-name="Standard"><text:s text:c="4"/>public static void main(String args[]){</text:p>
      <text:p text:style-name="Standard"><text:s text:c="8"/>File file = new File("myfile.txt");</text:p>
      <text:p text:style-name="Standard"><text:s text:c="8"/>BufferedReader bufferedReader=null;</text:p>
      <text:p text:style-name="Standard"><text:s text:c="2"/>FileReader fileReader=null;</text:p>
      <text:p text:style-name="Standard"><text:s text:c="8"/>try{</text:p>
      <text:p text:style-name="Standard"><text:s text:c="11"/>fileReader = new FileReader(file);</text:p>
      <text:p text:style-name="Standard"><text:s text:c="12"/>bufferedReader = new BufferedReader(fileReader);</text:p>
      <text:p text:style-name="Standard"/>
      <text:p text:style-name="Standard"><text:s text:c="12"/>String line = bufferedReader.readLine();</text:p>
      <text:p text:style-name="Standard"/>
      <text:p text:style-name="Standard"><text:s text:c="12"/>while(line != null){</text:p>
      <text:p text:style-name="Standard"><text:s text:c="16"/>System.out.println(line);</text:p>
      <text:p text:style-name="Standard"><text:s text:c="16"/>line= bufferedReader.readLine();</text:p>
      <text:p text:style-name="Standard"><text:s text:c="12"/>}</text:p>
      <text:p text:style-name="Standard"><text:s text:c="8"/>}</text:p>
      <text:p text:style-name="Standard"><text:s text:c="12"/>catch (FileNotFoundException e){</text:p>
      <text:p text:style-name="Standard"><text:s text:c="16"/>System.out.println("File not found");</text:p>
      <text:p text:style-name="Standard"><text:s text:c="12"/>} catch (IOException e){</text:p>
      <text:p text:style-name="Standard"><text:s text:c="16"/>System.out.println("problem reading the file"+ file.getName());</text:p>
      <text:p text:style-name="Standard"><text:s text:c="12"/>} finally{</text:p>
      <text:p text:style-name="Standard"><text:s text:c="16"/>try {</text:p>
      <text:p text:style-name="Standard"><text:s text:c="20"/>bufferedReader.close();</text:p>
      <text:p text:style-name="Standard"><text:s text:c="16"/>} catch(IOException e){</text:p>
      <text:p text:style-name="Standard"><text:s text:c="20"/>System.out.println("unable to close file"+ file.getName());</text:p>
      <text:p text:style-name="Standard"><text:s text:c="16"/>} catch(NullPointerException ex){</text:p>
      <text:p text:style-name="Standard"><text:s text:c="20"/>System.out.println("file was probably never opened"+ ex);</text:p>
      <text:p text:style-name="Standard"><text:s text:c="16"/>}</text:p>
      <text:p text:style-name="Standard"><text:soft-page-break/><text:s text:c="12"/>}</text:p>
      <text:p text:style-name="Standard"><text:s text:c="8"/>}</text:p>
      <text:p text:style-name="Standard"><text:s text:c="4"/>}</text:p>
      <text:p text:style-name="Standard">}</text:p>
      <text:p text:style-name="Standard"/>
      <text:p text:style-name="Standard"/>
      <text:p text:style-name="Standard"/>
      <text:p text:style-name="Standard"><text:change-end text:change-id="ct94758049292592"/><text:change-start text:change-id="ct94758057601808"/>TRY WITH RESOURCES AND AUTO CLOSEABLE INTERFACE:</text:p>
      <text:p text:style-name="Standard"/>
      <text:p text:style-name="Standard">INTRODUCTION TO COLLECTIONS:</text:p>
      <text:p text:style-name="Standard"># collections are data structures to store multiple data.</text:p>
      <text:p text:style-name="Standard"># ArrayList is an example of collection data Structure.</text:p>
      <text:p text:style-name="Standard">import java.util.ArrayList;</text:p>
      <text:p text:style-name="Standard">public static void main(string args[]){</text:p>
      <text:p text:style-name="Standard">ArrayList words = new ArrayList();</text:p>
      <text:p text:style-name="Standard">words.add(“hello”);</text:p>
      <text:p text:style-name="Standard">words.add(“hi”);</text:p>
      <text:p text:style-name="Standard">words.add(5);</text:p>
      <text:p text:style-name="Standard">words.remove(0);</text:p>
      <text:p text:style-name="Standard">String item1 = (String) words.get(2);</text:p>
      <text:p text:style-name="Standard">int item2 = (int) words.get(3);</text:p>
      <text:p text:style-name="Standard"/>
      <text:p text:style-name="Standard"># But there is problem in ArrayList and that is whenever we try to retrieve any value using get() method it returns object , so need to typecast for each and every value.</text:p>
      <text:p text:style-name="Standard"># ArrayList &lt;String&gt; words = new ArrayList &lt;String&gt;();</text:p>
      <text:p text:style-name="Standard">now the arraylist can only take string values.</text:p>
      <text:p text:style-name="Standard">This is starting of genrics. (angle brackets).</text:p>
      <text:p text:style-name="Standard"># In the angle bracket (&lt;&gt;) we cannot put primitive data types only complex data types like string, wrapper class (Integer, Float, etc).</text:p>
      <text:p text:style-name="Standard">(complex data types means that has class).</text:p>
      <text:p text:style-name="Standard"># LinekedList is also a collection data structure.</text:p>
      <text:p text:style-name="Standard"/>
      <text:p text:style-name="Standard">TRAVERSONG LIST AND CUSTOM TYPES:</text:p>
      <text:p text:style-name="Standard"/>
      <text:p text:style-name="Standard">HashSet and LinkedHashSet with Hashcode:</text:p>
      <text:p text:style-name="Standard"># HashSet is a collection data structure.</text:p>
      <text:p text:style-name="Standard"># HashSet does not allow duplicates values.</text:p>
      <text:p text:style-name="Standard"># HashSet does not maintain insertion order.</text:p>
      <text:p text:style-name="Standard"># HashSet &lt;Integer&gt; value = new HashSet &lt;Integer&gt;();</text:p>
      <text:p text:style-name="Standard"># LinkedHashSet is a collection data structure.</text:p>
      <text:p text:style-name="Standard"># LinkedHashSet is same as HashSet except that order is preserved in LinkedHashSet.</text:p>
      <text:p text:style-name="Standard"/>
      <text:p text:style-name="Standard"/>
      <text:p text:style-name="Standard"/>
      <text:p text:style-name="Standard">HASHMAP, LINKEDHASHMAP AND TREEMAP:</text:p>
      <text:p text:style-name="Standard"># HashMap is a collection data structure. It is equal to dictionary in python.</text:p>
      <text:p text:style-name="Standard"># HashMap &lt;Key,value&gt; dictionary = new HashMap &lt;key,value&gt;();</text:p>
      <text:p text:style-name="Standard">HashMap &lt;String,String&gt; dictionary = new HashMap &lt;String,String&gt; ();</text:p>
      <text:p text:style-name="Standard"># In HashMap order is not preserved.</text:p>
      <text:p text:style-name="Standard"># In LinkedHashMap order is preserved.</text:p>
      <text:p text:style-name="Standard"># TreeMap sorts the keys in natural order.</text:p>
      <text:p text:style-name="Standard"/>
      <text:p text:style-name="Standard"><text:soft-page-break/>GENERICS:</text:p>
      <text:p text:style-name="Standard"/>
      <text:p text:style-name="Standard">INTRODUCING THREADING:</text:p>
      <text:p text:style-name="Standard"># Multi-threading is nothing but multiple processes(tasks) running at the same time.</text:p>
      <text:p text:style-name="Standard"># to create thread, we need to extend thread class and then override the run() method.</text:p>
      <text:p text:style-name="Standard"># to start that thread, you need to call start() method.</text:p>
      <text:p text:style-name="Standard">EXAMPLE TO CREATE AND RUN THREAD:</text:p>
      <text:p text:style-name="Standard">public class ThreadExample </text:p>
      <text:p text:style-name="Standard">{</text:p>
      <text:p text:style-name="Standard"><text:s text:c="4"/>public static void main(String args[])</text:p>
      <text:p text:style-name="Standard"><text:s text:c="4"/>{</text:p>
      <text:p text:style-name="Standard"><text:s text:c="8"/>Task taskrunner = new Task();</text:p>
      <text:p text:style-name="Standard"><text:s text:c="8"/>taskrunner.start();</text:p>
      <text:p text:style-name="Standard"/>
      <text:p text:style-name="Standard"><text:s text:c="8"/>System.out.println("hello");</text:p>
      <text:p text:style-name="Standard"><text:s text:c="4"/>}</text:p>
      <text:p text:style-name="Standard">}</text:p>
      <text:p text:style-name="Standard"/>
      <text:p text:style-name="Standard">class Task extends Thread </text:p>
      <text:p text:style-name="Standard">{</text:p>
      <text:p text:style-name="Standard"><text:s text:c="4"/>public void run() </text:p>
      <text:p text:style-name="Standard"><text:s text:c="4"/>{</text:p>
      <text:p text:style-name="Standard"><text:s text:c="8"/>for(int i=0; i&lt;10; i++)</text:p>
      <text:p text:style-name="Standard"><text:s text:c="8"/>{</text:p>
      <text:p text:style-name="Standard"><text:s text:c="12"/>System.out.println("number: "+ i);</text:p>
      <text:p text:style-name="Standard"><text:s text:c="8"/>}</text:p>
      <text:p text:style-name="Standard"><text:s text:c="4"/>}</text:p>
      <text:p text:style-name="Standard">}</text:p>
      <text:p text:style-name="Standard"/>
      <text:p text:style-name="Standard"># never try to start a thread more than one time. (IT will give an Exception)</text:p>
      <text:p text:style-name="Standard"/>
      <text:p text:style-name="Standard"/>
      <text:p text:style-name="Standard"/>
      <text:p text:style-name="Standard"/>
      <text:p text:style-name="Standard">EXAMPLE FOR MULTIPLE THREAD:</text:p>
      <text:p text:style-name="Standard">public class ThreadExample </text:p>
      <text:p text:style-name="Standard">{</text:p>
      <text:p text:style-name="Standard"><text:s text:c="4"/>public static void main(String args[])</text:p>
      <text:p text:style-name="Standard"><text:s text:c="4"/>{</text:p>
      <text:p text:style-name="Standard"><text:s text:c="8"/>Task taskrunner = new Task();</text:p>
      <text:p text:style-name="Standard"><text:s text:c="8"/>taskrunner.start();</text:p>
      <text:p text:style-name="Standard"/>
      <text:p text:style-name="Standard"><text:s text:c="8"/>System.out.println("hello");</text:p>
      <text:p text:style-name="Standard"/>
      <text:p text:style-name="Standard"><text:s text:c="8"/>Task taskrunner2 = new Task();</text:p>
      <text:p text:style-name="Standard"><text:s text:c="8"/>taskrunner2.start();</text:p>
      <text:p text:style-name="Standard"><text:s text:c="4"/>}</text:p>
      <text:p text:style-name="Standard">}</text:p>
      <text:p text:style-name="Standard"/>
      <text:p text:style-name="Standard">class Task extends Thread </text:p>
      <text:p text:style-name="Standard">{</text:p>
      <text:p text:style-name="Standard"><text:s text:c="4"/>public void run() </text:p>
      <text:p text:style-name="Standard"><text:soft-page-break/><text:s text:c="4"/>{</text:p>
      <text:p text:style-name="Standard"><text:s text:c="8"/>for(int i=0; i&lt;10; i++)</text:p>
      <text:p text:style-name="Standard"><text:s text:c="8"/>{</text:p>
      <text:p text:style-name="Standard"><text:s text:c="12"/>System.out.println("number: "+ i);</text:p>
      <text:p text:style-name="Standard"><text:s text:c="8"/>}</text:p>
      <text:p text:style-name="Standard"><text:s text:c="4"/>}</text:p>
      <text:p text:style-name="Standard">}</text:p>
      <text:p text:style-name="Standard"/>
      <text:p text:style-name="Standard"/>
      <text:p text:style-name="Standard">STARTING THREADS AND RUNNABLE INTERFACE:</text:p>
      <text:p text:style-name="Standard"># sleep(1000) method is used for, thread to sleep for entered milliseconds.</text:p>
      <text:p text:style-name="Standard"># Thread.currentThread().getName();  To get name of current thread.</text:p>
      <text:p text:style-name="Standard">public class ThreadExample </text:p>
      <text:p text:style-name="Standard">{</text:p>
      <text:p text:style-name="Standard"><text:s text:c="4"/>public static void main(String args[])</text:p>
      <text:p text:style-name="Standard"><text:s text:c="4"/>{</text:p>
      <text:p text:style-name="Standard"><text:s text:c="8"/>System.out.println("Starting Thread 1");</text:p>
      <text:p text:style-name="Standard"><text:s text:c="8"/>Task taskrunner = new Task();</text:p>
      <text:p text:style-name="Standard"><text:s text:c="8"/>taskrunner.start();</text:p>
      <text:p text:style-name="Standard"/>
      <text:p text:style-name="Standard"><text:s text:c="8"/>System.out.println("Starting Thread 2");</text:p>
      <text:p text:style-name="Standard"><text:s text:c="8"/>Task taskrunner2 = new Task();</text:p>
      <text:p text:style-name="Standard"><text:s text:c="8"/>taskrunner2.start();</text:p>
      <text:p text:style-name="Standard"/>
      <text:p text:style-name="Standard"><text:s text:c="4"/>}</text:p>
      <text:p text:style-name="Standard">}</text:p>
      <text:p text:style-name="Standard"/>
      <text:p text:style-name="Standard">class Task extends Thread </text:p>
      <text:p text:style-name="Standard">{</text:p>
      <text:p text:style-name="Standard"><text:s text:c="4"/>public void run() </text:p>
      <text:p text:style-name="Standard"><text:s text:c="4"/>{</text:p>
      <text:p text:style-name="Standard"><text:s text:c="8"/>for(int i=0; i&lt;10; i++)</text:p>
      <text:p text:style-name="Standard"><text:s text:c="8"/>{</text:p>
      <text:p text:style-name="Standard"><text:s text:c="12"/>System.out.println("number: "+ i+ "-" + Thread.currentThread().getName());</text:p>
      <text:p text:style-name="Standard"><text:s text:c="12"/>try{</text:p>
      <text:p text:style-name="Standard"><text:s text:c="16"/>sleep(100);</text:p>
      <text:p text:style-name="Standard"><text:s text:c="12"/>}</text:p>
      <text:p text:style-name="Standard"><text:s text:c="12"/>catch (InterruptedException e) {</text:p>
      <text:p text:style-name="Standard"><text:s text:c="16"/>System.out.println("some kind of exception");</text:p>
      <text:p text:style-name="Standard"><text:s text:c="12"/>}</text:p>
      <text:p text:style-name="Standard"><text:s text:c="8"/>}</text:p>
      <text:p text:style-name="Standard"><text:s text:c="4"/>}</text:p>
      <text:p text:style-name="Standard">}</text:p>
      <text:p text:style-name="Standard"/>
      <text:p text:style-name="Standard">EXAMPLE HOW TO SET NAME OF THREAD:</text:p>
      <text:p text:style-name="Standard">public class ThreadExample </text:p>
      <text:p text:style-name="Standard">{</text:p>
      <text:p text:style-name="Standard"><text:s text:c="4"/>public static void main(String args[])</text:p>
      <text:p text:style-name="Standard"><text:s text:c="4"/>{</text:p>
      <text:p text:style-name="Standard"><text:s text:c="8"/>System.out.println("Starting Thread 1");</text:p>
      <text:p text:style-name="Standard"><text:s text:c="8"/>Task taskrunner = new Task("Thread-A");</text:p>
      <text:p text:style-name="Standard"><text:s text:c="8"/>taskrunner.start();</text:p>
      <text:p text:style-name="Standard"><text:soft-page-break/></text:p>
      <text:p text:style-name="Standard"><text:s text:c="8"/>System.out.println("Starting Thread 2");</text:p>
      <text:p text:style-name="Standard"><text:s text:c="8"/>Task taskrunner2 = new Task("Thread-B");</text:p>
      <text:p text:style-name="Standard"><text:s text:c="8"/>taskrunner2.start();</text:p>
      <text:p text:style-name="Standard"/>
      <text:p text:style-name="Standard"><text:s text:c="4"/>}</text:p>
      <text:p text:style-name="Standard">}</text:p>
      <text:p text:style-name="Standard"/>
      <text:p text:style-name="Standard">class Task extends Thread </text:p>
      <text:p text:style-name="Standard">{</text:p>
      <text:p text:style-name="Standard"><text:s text:c="4"/>String name;</text:p>
      <text:p text:style-name="Standard"/>
      <text:p text:style-name="Standard"><text:s text:c="4"/>public Task(String name)</text:p>
      <text:p text:style-name="Standard"><text:s text:c="4"/>{</text:p>
      <text:p text:style-name="Standard"><text:s text:c="8"/>this.name = name;</text:p>
      <text:p text:style-name="Standard"><text:s text:c="4"/>}</text:p>
      <text:p text:style-name="Standard"/>
      <text:p text:style-name="Standard"><text:s text:c="4"/>public void run() </text:p>
      <text:p text:style-name="Standard"><text:s text:c="4"/>{</text:p>
      <text:p text:style-name="Standard"><text:s text:c="8"/>Thread.currentThread().setName(this.name);</text:p>
      <text:p text:style-name="Standard"/>
      <text:p text:style-name="Standard"><text:s text:c="8"/>for(int i=0; i&lt;10; i++)</text:p>
      <text:p text:style-name="Standard"><text:s text:c="8"/>{</text:p>
      <text:p text:style-name="Standard"><text:s text:c="12"/>System.out.println("number: "+ i+ "-" + Thread.currentThread().getName());</text:p>
      <text:p text:style-name="Standard"><text:s text:c="12"/>try{</text:p>
      <text:p text:style-name="Standard"><text:s text:c="16"/>sleep(100);</text:p>
      <text:p text:style-name="Standard"><text:s text:c="12"/>}</text:p>
      <text:p text:style-name="Standard"><text:s text:c="12"/>catch (InterruptedException e) {</text:p>
      <text:p text:style-name="Standard"><text:s text:c="16"/>System.out.println("some kind of exception");</text:p>
      <text:p text:style-name="Standard"><text:s text:c="12"/>}</text:p>
      <text:p text:style-name="Standard"><text:s text:c="8"/>}</text:p>
      <text:p text:style-name="Standard"><text:s text:c="4"/>}</text:p>
      <text:p text:style-name="Standard">}</text:p>
      <text:p text:style-name="Standard"/>
      <text:p text:style-name="Standard"/>
      <text:p text:style-name="Standard">JDBC – JAVA DATABASE CONNECTIVITY:</text:p>
      <text:p text:style-name="Standard"># To connect to database using java, “Connector/J” is the file you need to download and use that in the java project. (Mysql connector)</text:p>
      <text:p text:style-name="Standard"># SELECT DATABASE();  this is used to know that which database we </text:p>
      <text:p text:style-name="Standard"><text:tab/><text:tab/><text:tab/><text:tab/> <text:s text:c="6"/>are using.</text:p>
      <text:p text:style-name="Standard"/>
      <text:p text:style-name="Standard">USE JDBC TO SEND SQL STATEMENTS AFTER CONNECTION:</text:p>
      <text:p text:style-name="Standard"># create a folder named “lib” in your project folder and <text:s/>paste the mysql connector (jar file) in the “lib” folder. (necessary for connection to the database, without this driver we cannot connect to the database) .<text:change-end text:change-id="ct94758057601808"/><text:change-start text:change-id="ct94758057172688"/></text:p>
      <text:p text:style-name="Standard"/>
      <text:p text:style-name="Standard"/>
      <text:p text:style-name="Standard"># now you need to set the path (Build path) for connector:</text:p>
      <text:p text:style-name="Standard"> click on project and then go to properties.</text:p>
      <text:p text:style-name="Standard"> then go to java Build path.</text:p>
      <text:p text:style-name="Standard"> click on add jar’s and provide the path of connector, that is inside “lib” </text:p>
      <text:p text:style-name="Standard"><text:s text:c="5"/>folder.</text:p>
      <text:p text:style-name="Standard"><text:soft-page-break/> then click on apply and close.</text:p>
      <text:p text:style-name="Standard"><text:s/>import java.sql.Connection;</text:p>
      <text:p text:style-name="Standard">import java.sql.DriverManager;</text:p>
      <text:p text:style-name="Standard">import java.sql.SQLException;</text:p>
      <text:p text:style-name="Standard">import java.sql.Statement;</text:p>
      <text:p text:style-name="Standard">import java.sql.ResultSet;</text:p>
      <text:p text:style-name="Standard"/>
      <text:p text:style-name="Standard">public class JDBC_Demo {</text:p>
      <text:p text:style-name="Standard"><text:s text:c="4"/>public static void main(Sting args[])</text:p>
      <text:p text:style-name="Standard"><text:s text:c="4"/>{</text:p>
      <text:p text:style-name="Standard"><text:s text:c="8"/>String url = "jdbc:mysql://127.0.0.1:3306/employees_database";</text:p>
      <text:p text:style-name="Standard"><text:s text:c="8"/>try{</text:p>
      <text:p text:style-name="Standard"><text:s text:c="12"/>// Establish connection object</text:p>
      <text:p text:style-name="Standard"><text:s text:c="12"/>Connection conn = DriverManager.getConnection(url, "root", "Oracle123$");</text:p>
      <text:p text:style-name="Standard"/>
      <text:p text:style-name="Standard"><text:s text:c="12"/>// create a statement object to send to the database</text:p>
      <text:p text:style-name="Standard"><text:s text:c="12"/>Statement statement = conn.createStatement();</text:p>
      <text:p text:style-name="Standard"/>
      <text:p text:style-name="Standard"><text:s text:c="12"/>// Execute the statement object</text:p>
      <text:p text:style-name="Standard"><text:s text:c="12"/>ResultSet resultset = statement.executeQuery("select * from employee_tbl");</text:p>
      <text:p text:style-name="Standard"/>
      <text:p text:style-name="Standard"><text:s text:c="12"/>// process the result</text:p>
      <text:p text:style-name="Standard"><text:s text:c="12"/>while(resultset.next()){</text:p>
      <text:p text:style-name="Standard"><text:s text:c="16"/>System.out.println(resultset.getString("name"));</text:p>
      <text:p text:style-name="Standard"><text:s text:c="12"/>}</text:p>
      <text:p text:style-name="Standard"/>
      <text:p text:style-name="Standard"><text:s text:c="8"/>} catch (SQLException e) {</text:p>
      <text:p text:style-name="Standard"><text:s text:c="12"/>e.printStackTrace();</text:p>
      <text:p text:style-name="Standard"><text:s text:c="8"/>}</text:p>
      <text:p text:style-name="Standard"/>
      <text:p text:style-name="Standard"><text:s text:c="4"/>}</text:p>
      <text:p text:style-name="Standard"><text:s text:c="4"/></text:p>
      <text:p text:style-name="Standard">}</text:p>
      <text:p text:style-name="Standard"/>
      <text:p text:style-name="Standard"/>
      <text:p text:style-name="Standard">INSERTING, UPDATING, DELETING DATA USING JDBC:</text:p>
      <text:p text:style-name="Standard">import java.sql.Connection;</text:p>
      <text:p text:style-name="Standard">import java.sql.DriverManager;</text:p>
      <text:p text:style-name="Standard">import java.sql.SQLException;</text:p>
      <text:p text:style-name="Standard">import java.sql.Statement;</text:p>
      <text:p text:style-name="Standard">import java.sql.ResultSet;</text:p>
      <text:p text:style-name="Standard"/>
      <text:p text:style-name="Standard">public class JDBC_Demo {</text:p>
      <text:p text:style-name="Standard"><text:s text:c="4"/>public static void main(Sting args[])</text:p>
      <text:p text:style-name="Standard"><text:s text:c="4"/>{</text:p>
      <text:p text:style-name="Standard"><text:s text:c="8"/>String url = "jdbc:mysql://127.0.0.1:3306/employees_database";</text:p>
      <text:p text:style-name="Standard"><text:s text:c="8"/>try{</text:p>
      <text:p text:style-name="Standard"><text:s text:c="12"/>// Establish connection object</text:p>
      <text:p text:style-name="Standard"><text:s text:c="12"/>Connection conn = DriverManager.getConnection(url, "root", "Oracle123$");</text:p>
      <text:p text:style-name="Standard"/>
      <text:p text:style-name="Standard"><text:s text:c="12"/>// create a statement object to send to the database</text:p>
      <text:p text:style-name="Standard"><text:s text:c="12"/>Statement statement = conn.createStatement();</text:p>
      <text:p text:style-name="Standard"><text:soft-page-break/></text:p>
      <text:p text:style-name="Standard"><text:s text:c="12"/>// Execute the statement object</text:p>
      <text:p text:style-name="Standard"><text:s text:c="12"/>statement.executeUpdate("insert into employees_tbl (id,name,dept,salary)" + "values(800,'juliet','Sales',5500);");</text:p>
      <text:p text:style-name="Standard"/>
      <text:p text:style-name="Standard"><text:s text:c="12"/>// process the result</text:p>
      <text:p text:style-name="Standard"><text:s text:c="12"/>System.out.println("Executed on Insert statement");</text:p>
      <text:p text:style-name="Standard"><text:s text:c="12"/></text:p>
      <text:p text:style-name="Standard"/>
      <text:p text:style-name="Standard"><text:s text:c="8"/>} catch (SQLException e) {</text:p>
      <text:p text:style-name="Standard"><text:s text:c="12"/>e.printStackTrace();</text:p>
      <text:p text:style-name="Standard"><text:s text:c="8"/>}</text:p>
      <text:p text:style-name="Standard"/>
      <text:p text:style-name="Standard"><text:s text:c="4"/>}</text:p>
      <text:p text:style-name="Standard"><text:s text:c="4"/></text:p>
      <text:p text:style-name="Standard">}</text:p>
      <text:p text:style-name="Standard"><text:change-end text:change-id="ct9475805717268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8T05:00:47.889193517</meta:creation-date>
    <dc:date>2022-02-28T05:12:16.822849246</dc:date>
    <meta:editing-duration>PT11M29S</meta:editing-duration>
    <meta:editing-cycles>1</meta:editing-cycles>
    <meta:document-statistic meta:table-count="0" meta:image-count="0" meta:object-count="0" meta:page-count="13" meta:paragraph-count="489" meta:word-count="2177" meta:character-count="16908" meta:non-whitespace-character-count="12964"/>
    <meta:generator>LibreOffice/6.4.7.2$Linux_X86_64 LibreOffice_project/40$Build-2</meta:generator>
  </office:meta>
</office:document-meta>
</file>